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8pt" fo:font-weight="normal" officeooo:rsid="001dac3f" officeooo:paragraph-rsid="001dac3f" style:font-size-asian="15.75pt" style:font-weight-asian="normal" style:font-size-complex="18pt" style:font-weight-complex="normal"/>
    </style:style>
    <style:style style:name="P2" style:family="paragraph" style:parent-style-name="Standard">
      <style:text-properties style:font-name="Calibri" fo:font-size="12pt" fo:font-weight="normal" officeooo:rsid="001dac3f" officeooo:paragraph-rsid="001dac3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Calibri" fo:font-size="12pt" fo:font-weight="normal" officeooo:rsid="001dac3f" officeooo:paragraph-rsid="001dac3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normal" officeooo:rsid="001dac3f" officeooo:paragraph-rsid="001dac3f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alibri" fo:font-size="12pt" fo:font-weight="bold" officeooo:rsid="001dac3f" officeooo:paragraph-rsid="001dac3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libri" fo:font-size="12pt" fo:font-weight="bold" officeooo:rsid="001f0c92" officeooo:paragraph-rsid="001f0c9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alibri" fo:font-size="12pt" fo:font-weight="bold" officeooo:rsid="001f2781" officeooo:paragraph-rsid="001f2781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1dac3f" officeooo:paragraph-rsid="001dac3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fo:font-style="italic" fo:font-weight="normal" officeooo:rsid="001dac3f" officeooo:paragraph-rsid="001dac3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12pt" fo:font-style="italic" fo:font-weight="normal" officeooo:rsid="001dac3f" officeooo:paragraph-rsid="001dac3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12pt" fo:font-style="italic" fo:font-weight="normal" officeooo:rsid="001dac3f" officeooo:paragraph-rsid="001f0c92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12pt" fo:font-style="italic" fo:font-weight="normal" officeooo:rsid="001dac3f" officeooo:paragraph-rsid="001f2781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Calibri" fo:font-size="12pt" fo:font-style="italic" fo:font-weight="normal" officeooo:rsid="001dac3f" officeooo:paragraph-rsid="001f2781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Calibri" fo:font-size="12pt" fo:font-style="italic" fo:font-weight="normal" officeooo:rsid="001f2781" officeooo:paragraph-rsid="001f2781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Calibri" fo:font-size="12pt" fo:font-style="italic" style:text-underline-style="solid" style:text-underline-width="auto" style:text-underline-color="font-color" fo:font-weight="bold" officeooo:rsid="001f2781" officeooo:paragraph-rsid="001f2781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color="#666666" loext:opacity="100%" style:font-name="Calibri" fo:font-size="12pt" fo:font-weight="normal" officeooo:rsid="001dac3f" officeooo:paragraph-rsid="001dac3f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Calibri" fo:font-size="12pt" fo:font-style="italic" fo:font-weight="normal" officeooo:rsid="001f0c92" officeooo:paragraph-rsid="001f0c92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font-name="Calibri" fo:font-size="12pt" fo:font-style="italic" fo:font-weight="normal" officeooo:rsid="001dac3f" officeooo:paragraph-rsid="001f0c9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1">
      <style:text-properties style:font-name="Calibri" fo:font-size="12pt" fo:font-style="normal" fo:font-weight="normal" officeooo:rsid="001f0c92" officeooo:paragraph-rsid="001f0c9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text-properties style:font-name="Calibri" fo:font-size="12pt" fo:font-style="normal" fo:font-weight="normal" officeooo:rsid="001f2781" officeooo:paragraph-rsid="001f278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Calibri" fo:font-size="12pt" fo:font-style="normal" style:text-underline-style="solid" style:text-underline-width="auto" style:text-underline-color="font-color" fo:font-weight="bold" officeooo:rsid="001f2781" officeooo:paragraph-rsid="001f278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2">
      <style:text-properties style:font-name="Calibri" fo:font-size="12pt" fo:font-style="normal" style:text-underline-style="none" fo:font-weight="normal" officeooo:rsid="001f2781" officeooo:paragraph-rsid="001f278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text-properties style:font-name="Calibri" fo:font-size="12pt" fo:font-weight="normal" officeooo:rsid="001f0c92" officeooo:paragraph-rsid="001f0c9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" fo:font-size="12pt" fo:font-weight="normal" officeooo:rsid="001f0c92" officeooo:paragraph-rsid="001f0c92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bf50" style:font-weight-asian="normal" style:font-weight-complex="normal"/>
    </style:style>
    <style:style style:name="T3" style:family="text">
      <style:text-properties fo:font-weight="normal" officeooo:rsid="00252f29" style:font-weight-asian="normal" style:font-weight-complex="normal"/>
    </style:style>
    <style:style style:name="T4" style:family="text">
      <style:text-properties fo:font-weight="normal" officeooo:rsid="0025de26" style:font-weight-asian="normal" style:font-weight-complex="normal"/>
    </style:style>
    <style:style style:name="T5" style:family="text">
      <style:text-properties fo:font-weight="normal" officeooo:rsid="002e22dc" style:font-weight-asian="normal" style:font-weight-complex="normal"/>
    </style:style>
    <style:style style:name="T6" style:family="text">
      <style:text-properties fo:color="#666666" loext:opacity="100%"/>
    </style:style>
    <style:style style:name="T7" style:family="text">
      <style:text-properties fo:color="#666666" loext:opacity="100%" fo:font-style="normal" style:font-style-asian="normal" style:font-style-complex="normal"/>
    </style:style>
    <style:style style:name="T8" style:family="text">
      <style:text-properties fo:color="#666666" loext:opacity="100%" fo:font-style="normal" officeooo:rsid="001f0c92" style:font-style-asian="normal" style:font-style-complex="normal"/>
    </style:style>
    <style:style style:name="T9" style:family="text">
      <style:text-properties fo:color="#666666" loext:opacity="100%" fo:font-style="normal" officeooo:rsid="001f2781" style:font-style-asian="normal" style:font-style-complex="normal"/>
    </style:style>
    <style:style style:name="T10" style:family="text">
      <style:text-properties fo:color="#666666" loext:opacity="100%" fo:font-style="normal" officeooo:rsid="0027dc52" style:font-style-asian="normal" style:font-style-complex="normal"/>
    </style:style>
    <style:style style:name="T11" style:family="text">
      <style:text-properties fo:color="#666666" loext:opacity="100%" fo:font-style="normal" officeooo:rsid="002e22dc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f0c92" style:font-style-asian="normal" style:font-style-complex="normal"/>
    </style:style>
    <style:style style:name="T15" style:family="text">
      <style:text-properties fo:font-style="normal" officeooo:rsid="001f2781" style:font-style-asian="normal" style:font-style-complex="normal"/>
    </style:style>
    <style:style style:name="T16" style:family="text">
      <style:text-properties fo:font-style="normal" officeooo:rsid="0024bf50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03acf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officeooo:rsid="00303acf" style:font-style-asian="normal" style:font-style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f0c92" style:font-weight-asian="bold" style:font-weight-complex="bold"/>
    </style:style>
    <style:style style:name="T22" style:family="text">
      <style:text-properties officeooo:rsid="001f2781"/>
    </style:style>
    <style:style style:name="T23" style:family="text">
      <style:text-properties officeooo:rsid="002d1cf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yle Behiels | <text:span text:style-name="T6">Software Engineer</text:span></text:p>
      <text:p text:style-name="P16">https://www.linkedin.com/in/kylebehiels/</text:p>
      <text:section text:style-name="Sect1" text:name="Section1">
        <text:p text:style-name="P2">Edmonton, AB, Canada</text:p>
        <text:p text:style-name="P4"><text:a xlink:type="simple" xlink:href="mailto:kylejamesbehiels@gmail.com" text:style-name="Internet_20_link" text:visited-style-name="Visited_20_Internet_20_Link">kylejamesbehiels@gmail.com</text:a></text:p>
        <text:p text:style-name="P3">+1 (587)-785-1023</text:p>
      </text:section>
      <text:p text:style-name="Horizontal_20_Line"/>
      <text:p text:style-name="P5"><text:span text:style-name="T12">Skills</text:span><text:span text:style-name="T1">: TypeScript, Python, React, NodeJS, Django, LLM, System Architecture Design, Small Teams, Linux/Unix, CI/CD, AWS, GCP, Kubernetes</text:span><text:span text:style-name="T2">, Jira, </text:span><text:span text:style-name="T3">Ruby, </text:span><text:span text:style-name="T4">Postgre</text:span><text:span text:style-name="T5">SQL</text:span><text:span text:style-name="T4">, NoSQL Databases, OpenAPI</text:span></text:p>
      <text:p text:style-name="P5"><text:span text:style-name="T1"/></text:p>
      <text:p text:style-name="P8">Technical Experience</text:p>
      <text:section text:style-name="Sect2" text:name="Section2">
        <text:p text:style-name="P5">Certn</text:p>
        <text:p text:style-name="P10">May 2022 – January 2025</text:p>
      </text:section>
      <text:p text:style-name="P9"><text:span text:style-name="T20">Senior Full-Stack Engineer </text:span><text:span text:style-name="T14">| </text:span><text:span text:style-name="T8">React, Django, LLMs, Leadership, </text:span><text:span text:style-name="T10">Postgres, CI/CD, AWS, OpenAPI</text:span></text:p>
      <text:list text:style-name="L1">
        <text:list-item>
          <text:p text:style-name="P19">Owned vertical slices of various internal and external applications to drive business goals and facilitate cross team collaboration</text:p>
        </text:list-item>
        <text:list-item>
          <text:p text:style-name="P19">Led various cutting-edge initiatives including two generative AI/LLM focused projects which unlocked revenue and cut cost</text:p>
        </text:list-item>
        <text:list-item>
          <text:p text:style-name="P23"><text:span text:style-name="T13">Contributed to all areas of the tech stack with a combination of </text:span><text:span text:style-name="T16">individual contributions, </text:span><text:span text:style-name="T13">innovation, leadership and architectural improvements</text:span></text:p>
        </text:list-item>
      </text:list>
      <text:p text:style-name="P24"><text:span text:style-name="T13"/></text:p>
      <text:section text:style-name="Sect2" text:name="Section3">
        <text:p text:style-name="P6">iTel</text:p>
        <text:p text:style-name="P11"><text:span text:style-name="T22">January 2020 – June 2022</text:span> </text:p>
      </text:section>
      <text:p text:style-name="P18"><text:span text:style-name="T21">F</text:span><text:span text:style-name="T20">ull-Stack Engineer </text:span><text:span text:style-name="T14">|</text:span><text:span text:style-name="T8"> </text:span><text:span text:style-name="T11">Django, </text:span><text:span text:style-name="T8">React, Leadership,</text:span><text:span text:style-name="T7"> CI/CD, AWS, System Architecture Design, Small Teams</text:span></text:p>
      <text:list text:continue-numbering="true" text:style-name="L1">
        <text:list-item>
          <text:p text:style-name="P19">Owned the development effort on the front end of our internal application, ensuring cross team collaboration, accurate estimation and project tracking</text:p>
        </text:list-item>
        <text:list-item>
          <text:p text:style-name="P17"><text:span text:style-name="T13">Proposed and implemented </text:span><text:span text:style-name="T15">the dockerization </text:span><text:span text:style-name="T13">and release lifecycle that was able to shorte</text:span><text:span text:style-name="T15">n</text:span><text:span text:style-name="T13"> our deployment schedule from </text:span><text:span text:style-name="T15">bi-weekly</text:span><text:span text:style-name="T13"> to daily</text:span></text:p>
        </text:list-item>
        <text:list-item>
          <text:p text:style-name="P20">Trusted as the front-end lead after demonstrating an ability to make architectural decisions, communicate and co-ordinate small teams effectively</text:p>
        </text:list-item>
      </text:list>
      <text:p text:style-name="P14"><text:span text:style-name="T13"/></text:p>
      <text:section text:style-name="Sect2" text:name="Section4">
        <text:p text:style-name="P7">Thompson Rivers University</text:p>
        <text:p text:style-name="P12"><text:span text:style-name="T23">April</text:span> 20<text:span text:style-name="T23">17</text:span> – <text:span text:style-name="T23">December</text:span> <text:span text:style-name="T23">2017</text:span></text:p>
      </text:section>
      <text:p text:style-name="P13"><text:span text:style-name="T21">F</text:span><text:span text:style-name="T20">ull-Stack Engineer </text:span><text:span text:style-name="T14">|</text:span><text:span text:style-name="T8"> </text:span><text:span text:style-name="T9">Java, React, Small Teams</text:span></text:p>
      <text:list text:continue-numbering="true" text:style-name="L1">
        <text:list-item>
          <text:p text:style-name="P20">Proposed and implemented full-stack software solutions using a variety of technologies</text:p>
        </text:list-item>
        <text:list-item>
          <text:p text:style-name="P20">Reverse engineered the undocumented City of Kamloops transit API in order to build a graphical front end</text:p>
        </text:list-item>
        <text:list-item>
          <text:p text:style-name="P20">Managed developer virtual environments and optimized data access through the development of Java forms</text:p>
        </text:list-item>
      </text:list>
      <text:p text:style-name="P14"><text:span text:style-name="T13"/></text:p>
      <text:p text:style-name="P15"><text:span text:style-name="T13">Education</text:span><text:span text:style-name="T17">: </text:span><text:span text:style-name="T18">(2019) </text:span><text:span text:style-name="T17">Thompson Rivers University | Bachelors of Computer Science </text:span></text:p>
      <text:p text:style-name="P15"><text:span text:style-name="T17"/></text:p>
      <text:p text:style-name="P21">Highlights &amp; Research</text:p>
      <text:list text:style-name="L2">
        <text:list-item>
          <text:p text:style-name="P22">Volunteering | Raise a Reader, CS Tutor, Service Dog Raiser, Volleyball Coach</text:p>
        </text:list-item>
        <text:list-item>
          <text:p text:style-name="P22">Highlights | University First 5-Time Academic All-Canadian Athlete, Certn Hackathon Winner</text:p>
        </text:list-item>
        <text:list-item>
          <text:p text:style-name="P22">Undergraduate Research | UREAP Crime Data 3D Visualization in Unity (Published), Inefficacy of Predictive Policing <text:s/>using WEKA and DeepLearning4J (Published)</text:p>
        </text:list-item>
      </text:list>
      <text:p text:style-name="P15"><text:span text:style-name="T17"/></text:p>
      <text:p text:style-name="P15"><text:span text:style-name="T13">Work Location:</text:span><text:span text:style-name="T17"> </text:span><text:span text:style-name="T18">Preference is </text:span><text:span text:style-name="T19">Fully Remote</text:span><text:span text:style-name="T18"> but open to </text:span><text:span text:style-name="T19">Hybrid Work in Edmonton, Albert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2:48:50.396166517</meta:creation-date>
    <dc:date>2025-02-12T11:30:23.170171160</dc:date>
    <meta:editing-duration>PT15M6S</meta:editing-duration>
    <meta:editing-cycles>12</meta:editing-cycles>
    <meta:generator>LibreOffice/24.2.7.2$Linux_X86_64 LibreOffice_project/420$Build-2</meta:generator>
    <meta:print-date>2025-02-12T11:30:41.762729417</meta:print-date>
    <meta:printed-by>PDF files</meta:printed-by>
    <meta:document-statistic meta:table-count="0" meta:image-count="0" meta:object-count="0" meta:page-count="1" meta:paragraph-count="31" meta:word-count="323" meta:character-count="2327" meta:non-whitespace-character-count="2041"/>
  </office:meta>
</office:document-meta>
</file>